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draw:fill="solid" draw:fill-color="#bf819e" draw:opacity="30%" draw:textarea-horizontal-align="justify" draw:textarea-vertical-align="middle" draw:auto-grow-height="false" fo:min-height="0.386cm" fo:min-width="0cm" draw:shadow-opacity="30%"/>
    </style:style>
    <style:style style:name="gr2" style:family="graphic" style:parent-style-name="standard">
      <style:graphic-properties draw:fill="solid" draw:fill-color="#ffbf00" draw:textarea-horizontal-align="justify" draw:textarea-vertical-align="middle" draw:auto-grow-height="false" fo:min-height="3.193cm" fo:min-width="3.998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3.009cm" fo:min-width="3.73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7" style:family="graphic" style:parent-style-name="objectwithoutfill">
      <style:graphic-properties draw:stroke="dash" draw:stroke-dash="Long_20_Dot" draw:fill="none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499cm" fo:min-width="1.7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501cm" fo:min-width="1.736cm"/>
      <style:paragraph-properties style:writing-mode="lr-tb"/>
    </style:style>
    <style:style style:name="gr10" style:family="graphic" style:parent-style-name="objectwithoutfill">
      <style:graphic-properties draw:stroke="dash" draw:stroke-dash="Dot_20__28_Rounded_29_" svg:stroke-linecap="round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506cm"/>
      <style:paragraph-properties style:writing-mode="lr-tb"/>
    </style:style>
    <style:style style:name="gr12" style:family="graphic" style:parent-style-name="standard">
      <style:graphic-properties draw:fill="solid" draw:fill-color="#bf819e" draw:textarea-horizontal-align="justify" draw:textarea-vertical-align="middle" draw:auto-grow-height="false" fo:min-height="0.386cm" fo:min-width="0cm"/>
    </style:style>
    <style:style style:name="gr13" style:family="graphic" style:parent-style-name="objectwithoutfill">
      <style:graphic-properties draw:marker-start="Dimension_20_Lines" draw:marker-end="Dimension_20_Lines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3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992cm"/>
      <style:paragraph-properties style:writing-mode="lr-tb"/>
    </style:style>
    <style:style style:name="gr16" style:family="graphic" style:parent-style-name="objectwithoutfill">
      <style:graphic-properties svg:stroke-width="0cm" draw:marker-start="Dimension_20_Lines" draw:marker-start-width="0.3cm" draw:marker-end="Dimension_20_Lines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3cm"/>
      <style:paragraph-properties style:writing-mode="lr-tb"/>
    </style:style>
    <style:style style:name="gr18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7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80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3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.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1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3.369cm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fill="solid" draw:fill-color="#ffbf00" draw:textarea-horizontal-align="justify" draw:textarea-vertical-align="middle" draw:auto-grow-height="false" fo:min-height="2.083cm" fo:min-width="2.258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.96cm" fo:min-width="2.095cm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30" style:family="graphic" style:parent-style-name="standard">
      <style:graphic-properties draw:fill="solid" draw:fill-color="#ffbf00" draw:textarea-horizontal-align="justify" draw:textarea-vertical-align="middle" draw:auto-grow-height="false" fo:min-height="2.083cm" fo:min-width="2.259cm"/>
    </style:style>
    <style:style style:name="gr31" style:family="graphic" style:parent-style-name="standard">
      <style:graphic-properties draw:textarea-horizontal-align="justify" draw:textarea-vertical-align="middle" draw:auto-grow-height="false" fo:min-height="1.612cm" fo:min-width="0.87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612cm" fo:min-width="0.8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615cm" fo:min-width="0.873cm"/>
      <style:paragraph-properties style:writing-mode="lr-tb"/>
    </style:style>
    <style:style style:name="gr34" style:family="graphic" style:parent-style-name="standard">
      <style:graphic-properties draw:fill="solid" draw:fill-color="#81d41a" draw:textarea-horizontal-align="justify" draw:textarea-vertical-align="middle" draw:auto-grow-height="false" fo:min-height="0.468cm" fo:min-width="0cm"/>
    </style:style>
    <style:style style:name="gr35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286cm"/>
    </style:style>
    <style:style style:name="gr36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288cm"/>
    </style:style>
    <style:style style:name="gr37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287cm"/>
    </style:style>
    <style:style style:name="gr38" style:family="graphic" style:parent-style-name="standard">
      <style:graphic-properties draw:stroke="dash" draw:stroke-dash="Long_20_Dash" svg:stroke-linecap="butt" draw:fill="solid" draw:fill-color="#bf819e" draw:opacity="30%" draw:textarea-horizontal-align="justify" draw:textarea-vertical-align="middle" draw:auto-grow-height="false" fo:min-height="0.468cm" fo:min-width="0cm" draw:shadow-opacity="30%"/>
    </style:style>
    <style:style style:name="gr39" style:family="graphic" style:parent-style-name="standard">
      <style:graphic-properties draw:textarea-horizontal-align="justify" draw:textarea-vertical-align="middle" draw:auto-grow-height="false" fo:min-height="1.615cm" fo:min-width="0.872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1.96cm" fo:min-width="2.094cm"/>
    </style:style>
    <style:style style:name="gr41" style:family="graphic" style:parent-style-name="standard">
      <style:graphic-properties draw:textarea-horizontal-align="justify" draw:textarea-vertical-align="middle" draw:auto-grow-height="false" fo:min-height="1.612cm" fo:min-width="0.87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612cm" fo:min-width="0.871cm"/>
      <style:paragraph-properties style:writing-mode="lr-tb"/>
    </style:style>
    <style:style style:name="gr43" style:family="graphic" style:parent-style-name="standard">
      <style:graphic-properties draw:fill="solid" draw:fill-color="#bf819e" draw:textarea-horizontal-align="justify" draw:textarea-vertical-align="middle" draw:auto-grow-height="false" fo:min-height="0.468cm" fo:min-width="0cm"/>
    </style:style>
    <style:style style:name="gr44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288cm"/>
    </style:style>
    <style:style style:name="gr45" style:family="graphic" style:parent-style-name="objectwithoutfill">
      <style:graphic-properties draw:marker-end="Arrowheads_20_13" draw:marker-end-width="0.3cm" draw:fill="none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1.20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4cm" fo:min-width="0.86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86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4cm" fo:min-width="1.20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2.08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bf819e" draw:opacity="30%"/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24pt" style:font-size-complex="24pt"/>
    </style:style>
    <style:style style:name="P8" style:family="paragraph">
      <loext:graphic-properties draw:fill="solid" draw:fill-color="#bf819e"/>
      <style:paragraph-properties fo:text-align="center"/>
    </style:style>
    <style:style style:name="P9" style:family="paragraph">
      <loext:graphic-properties draw:fill="solid" draw:fill-color="#bf0041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81d41a"/>
      <style:paragraph-properties fo:text-align="center"/>
    </style:style>
    <style:style style:name="P12" style:family="paragraph">
      <loext:graphic-properties draw:fill="solid" draw:fill-color="#00a933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cm" svg:height="1.5cm" svg:x="5.131cm" svg:y="7.5cm">
            <text:p/>
            <draw:enhanced-geometry svg:viewBox="0 0 21600 21600" draw:glue-points="?f6 10800 10800 21600 ?f5 10800 10800 0" draw:text-areas="?f3 ?f3 ?f4 ?f4" draw:mirror-vertical="true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g>
              <draw:custom-shape draw:style-name="gr2" draw:text-style-name="P2" draw:layer="layout" svg:width="4.498cm" svg:height="3.443cm" svg:x="7.457cm" svg:y="6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4.23cm" svg:height="3.259cm" svg:x="7.599cm" svg:y="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194cm" svg:height="1.5cm" svg:x="7.431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7.456cm" svg:y1="7.501cm" svg:x2="7.599cm" svg:y2="7.501cm">
                <text:p/>
              </draw:line>
              <draw:line draw:style-name="gr5" draw:text-style-name="P4" draw:layer="layout" svg:x1="7.457cm" svg:y1="9.001cm" svg:x2="7.6cm" svg:y2="9.001cm">
                <text:p/>
              </draw:line>
              <draw:custom-shape draw:style-name="gr4" draw:text-style-name="P3" draw:layer="layout" svg:width="0.22cm" svg:height="1.5cm" svg:x="11.805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1.829cm" svg:y1="7.501cm" svg:x2="11.954cm" svg:y2="7.501cm">
                <text:p/>
              </draw:line>
              <draw:line draw:style-name="gr5" draw:text-style-name="P4" draw:layer="layout" svg:x1="11.83cm" svg:y1="9.001cm" svg:x2="11.954cm" svg:y2="9.001cm">
                <text:p/>
              </draw:line>
              <draw:custom-shape draw:style-name="gr6" draw:text-style-name="P5" draw:layer="layout" svg:width="0.027cm" svg:height="1.5cm" svg:x="7.399cm" svg:y="7.5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2" draw:layer="layout" svg:width="4.498cm" svg:height="3.443cm" svg:x="12.043cm" svg:y="6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4.23cm" svg:height="3.259cm" svg:x="12.185cm" svg:y="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194cm" svg:height="1.5cm" svg:x="12.017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2.042cm" svg:y1="7.501cm" svg:x2="12.185cm" svg:y2="7.501cm">
                <text:p/>
              </draw:line>
              <draw:line draw:style-name="gr5" draw:text-style-name="P4" draw:layer="layout" svg:x1="12.043cm" svg:y1="9.001cm" svg:x2="12.186cm" svg:y2="9.001cm">
                <text:p/>
              </draw:line>
              <draw:custom-shape draw:style-name="gr4" draw:text-style-name="P3" draw:layer="layout" svg:width="0.22cm" svg:height="1.5cm" svg:x="16.391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6.415cm" svg:y1="7.501cm" svg:x2="16.54cm" svg:y2="7.501cm">
                <text:p/>
              </draw:line>
              <draw:line draw:style-name="gr5" draw:text-style-name="P4" draw:layer="layout" svg:x1="16.416cm" svg:y1="9.001cm" svg:x2="16.54cm" svg:y2="9.001cm">
                <text:p/>
              </draw:line>
              <draw:custom-shape draw:style-name="gr6" draw:text-style-name="P5" draw:layer="layout" svg:width="0.027cm" svg:height="1.5cm" svg:x="11.985cm" svg:y="7.5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2" draw:layer="layout" svg:width="4.498cm" svg:height="3.443cm" svg:x="16.642cm" svg:y="6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4.23cm" svg:height="3.259cm" svg:x="16.784cm" svg:y="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194cm" svg:height="1.5cm" svg:x="16.616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6.641cm" svg:y1="7.501cm" svg:x2="16.784cm" svg:y2="7.501cm">
                <text:p/>
              </draw:line>
              <draw:line draw:style-name="gr5" draw:text-style-name="P4" draw:layer="layout" svg:x1="16.642cm" svg:y1="9.001cm" svg:x2="16.785cm" svg:y2="9.001cm">
                <text:p/>
              </draw:line>
              <draw:custom-shape draw:style-name="gr4" draw:text-style-name="P3" draw:layer="layout" svg:width="0.22cm" svg:height="1.5cm" svg:x="20.99cm" svg:y="7.501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21.014cm" svg:y1="7.501cm" svg:x2="21.139cm" svg:y2="7.501cm">
                <text:p/>
              </draw:line>
              <draw:line draw:style-name="gr5" draw:text-style-name="P4" draw:layer="layout" svg:x1="21.015cm" svg:y1="9.001cm" svg:x2="21.139cm" svg:y2="9.001cm">
                <text:p/>
              </draw:line>
              <draw:custom-shape draw:style-name="gr6" draw:text-style-name="P5" draw:layer="layout" svg:width="0.027cm" svg:height="1.5cm" svg:x="16.584cm" svg:y="7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0.027cm" svg:height="1.5cm" svg:x="21.184cm" svg:y="7.501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7" draw:text-style-name="P4" draw:layer="layout" svg:x1="18.9cm" svg:y1="6.603cm" svg:x2="18.9cm" svg:y2="9.862cm">
              <text:p/>
            </draw:line>
            <draw:line draw:style-name="gr7" draw:text-style-name="P4" draw:layer="layout" svg:x1="9.7cm" svg:y1="6.6cm" svg:x2="9.7cm" svg:y2="9.859cm">
              <text:p/>
            </draw:line>
            <draw:line draw:style-name="gr7" draw:text-style-name="P4" draw:layer="layout" svg:x1="14.3cm" svg:y1="6.603cm" svg:x2="14.3cm" svg:y2="9.862cm">
              <text:p/>
            </draw:line>
          </draw:g>
          <draw:custom-shape draw:style-name="gr8" draw:text-style-name="P6" draw:layer="layout" svg:width="2.236cm" svg:height="2.749cm" svg:x="19.498cm" svg:y="2.573cm">
            <text:p text:style-name="P6">Coil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236cm" svg:height="2.749cm" svg:x="7.207cm" svg:y="2.573cm">
            <text:p text:style-name="P6">Coi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236cm" svg:height="2.751cm" svg:x="7.207cm" svg:y="11.115cm">
            <text:p text:style-name="P6">Coil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.236cm" svg:height="2.751cm" svg:x="19.498cm" svg:y="11.115cm">
            <text:p text:style-name="P6">Coil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5.571cm" svg:y1="1.892cm" svg:x2="5.656cm" svg:y2="11.6cm">
            <text:p/>
          </draw:line>
          <draw:frame draw:style-name="gr11" draw:text-style-name="P7" draw:layer="layout" svg:width="2.272cm" svg:height="1.608cm" svg:x="23.994cm" svg:y="5.992cm">
            <draw:text-box>
              <text:p><text:span text:style-name="T1">Wedge</text:span></text:p>
              <text:p><text:span text:style-name="T1">thickness</text:span></text:p>
            </draw:text-box>
          </draw:frame>
          <draw:custom-shape draw:style-name="gr12" draw:text-style-name="P8" draw:layer="layout" svg:width="1cm" svg:height="1.5cm" svg:x="22.738cm" svg:y="7.5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5" draw:text-style-name="P4" draw:layer="layout" svg:width="0.372cm" svg:height="0.325cm" draw:transform="rotate (-0.785398163397448) translate (23.2145cm 8.2365cm)" svg:viewBox="0 0 373 326" svg:d="M0 326c48-212 161-288 373-326">
            <text:p/>
          </draw:path>
          <draw:line draw:style-name="gr13" draw:text-style-name="P4" draw:layer="layout" svg:x1="22.943cm" svg:y1="8.291cm" svg:x2="23.546cm" svg:y2="8.291cm">
            <text:p/>
          </draw:line>
          <draw:line draw:style-name="gr5" draw:text-style-name="P4" draw:layer="layout" svg:x1="24.173cm" svg:y1="7.375cm" svg:x2="23.184cm" svg:y2="8.291cm">
            <text:p/>
          </draw:line>
          <draw:line draw:style-name="gr5" draw:text-style-name="P4" draw:layer="layout" svg:x1="24.1cm" svg:y1="9.184cm" svg:x2="23.211cm" svg:y2="8.6cm">
            <text:p/>
          </draw:line>
          <draw:frame draw:style-name="gr14" draw:text-style-name="P7" draw:layer="layout" svg:width="2.018cm" svg:height="1.673cm" svg:x="24.083cm" svg:y="9.092cm">
            <draw:text-box>
              <text:p><text:span text:style-name="T1">W</text:span><text:span text:style-name="T1">e</text:span><text:span text:style-name="T1">d</text:span><text:span text:style-name="T1">g</text:span><text:span text:style-name="T1">e</text:span></text:p>
              <text:p><text:span text:style-name="T1">o</text:span><text:span text:style-name="T1">p</text:span><text:span text:style-name="T1">e</text:span><text:span text:style-name="T1">n</text:span><text:span text:style-name="T1">i</text:span><text:span text:style-name="T1">n</text:span><text:span text:style-name="T1">g</text:span></text:p>
              <text:p><text:span text:style-name="T1">a</text:span><text:span text:style-name="T1">n</text:span><text:span text:style-name="T1">g</text:span><text:span text:style-name="T1">l</text:span><text:span text:style-name="T1">e</text:span></text:p>
            </draw:text-box>
          </draw:frame>
          <draw:line draw:style-name="gr10" draw:text-style-name="P4" draw:layer="layout" svg:x1="4.6cm" svg:y1="8.291cm" svg:x2="23.678cm" svg:y2="8.291cm">
            <text:p/>
          </draw:line>
          <draw:line draw:style-name="gr5" draw:text-style-name="P4" draw:layer="layout" svg:x1="21.7cm" svg:y1="6.9cm" svg:x2="21.2cm" svg:y2="7.4cm">
            <text:p/>
          </draw:line>
          <draw:frame draw:style-name="gr15" draw:text-style-name="P7" draw:layer="layout" svg:width="2.492cm" svg:height="1.608cm" svg:x="21.5cm" svg:y="5.322cm">
            <draw:text-box>
              <text:p><text:span text:style-name="T1">R</text:span><text:span text:style-name="T1">F </text:span><text:span text:style-name="T1">wi</text:span><text:span text:style-name="T1">nd</text:span><text:span text:style-name="T1">o</text:span><text:span text:style-name="T1">w</text:span></text:p>
              <text:p><text:span text:style-name="T1">thi</text:span><text:span text:style-name="T1">ck</text:span><text:span text:style-name="T1">ne</text:span><text:span text:style-name="T1">ss</text:span></text:p>
            </draw:text-box>
          </draw:frame>
          <draw:line draw:style-name="gr16" draw:text-style-name="P4" draw:layer="layout" svg:x1="14.278cm" svg:y1="10.273cm" svg:x2="18.9cm" svg:y2="10.273cm">
            <text:p/>
          </draw:line>
          <draw:line draw:style-name="gr16" draw:text-style-name="P4" draw:layer="layout" svg:x1="21.569cm" svg:y1="8.291cm" svg:x2="21.569cm" svg:y2="7.5cm">
            <text:p/>
          </draw:line>
          <draw:frame draw:style-name="gr17" draw:text-style-name="P7" draw:layer="layout" svg:width="1.8cm" svg:height="1.608cm" svg:x="21.7cm" svg:y="9cm">
            <draw:text-box>
              <text:p><text:span text:style-name="T1">I</text:span><text:span text:style-name="T1">r</text:span><text:span text:style-name="T1">i</text:span><text:span text:style-name="T1">s</text:span><text:span text:style-name="T1"> </text:span></text:p>
              <text:p><text:span text:style-name="T1">r</text:span><text:span text:style-name="T1">a</text:span><text:span text:style-name="T1">d</text:span><text:span text:style-name="T1">i</text:span><text:span text:style-name="T1">u</text:span><text:span text:style-name="T1">s</text:span></text:p>
            </draw:text-box>
          </draw:frame>
          <draw:line draw:style-name="gr5" draw:text-style-name="P4" draw:layer="layout" svg:x1="21.569cm" svg:y1="7.856cm" svg:x2="22.1cm" svg:y2="9.1cm">
            <text:p/>
          </draw:line>
          <draw:line draw:style-name="gr13" draw:text-style-name="P4" draw:layer="layout" svg:x1="7cm" svg:y1="8.3cm" svg:x2="7cm" svg:y2="5.3cm">
            <text:p/>
          </draw:line>
          <draw:line draw:style-name="gr13" draw:text-style-name="P4" draw:layer="layout" svg:x1="9.7cm" svg:y1="5.309cm" svg:x2="9.7cm" svg:y2="2.6cm">
            <text:p/>
          </draw:line>
          <draw:line draw:style-name="gr13" draw:text-style-name="P4" draw:layer="layout" svg:x1="5.6cm" svg:y1="2.3cm" svg:x2="8.274cm" svg:y2="2.301cm">
            <text:p/>
          </draw:line>
          <draw:line draw:style-name="gr13" draw:text-style-name="P4" draw:layer="layout" svg:x1="7.202cm" svg:y1="2cm" svg:x2="9.5cm" svg:y2="2.001cm">
            <text:p/>
          </draw:line>
          <draw:custom-shape draw:style-name="gr18" draw:text-style-name="P9" draw:layer="layout" svg:width="1.283cm" svg:height="0.19cm" svg:x="8.6cm" svg:y="5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1.283cm" svg:height="0.167cm" svg:x="8.6cm" svg:y="10.90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1.283cm" svg:height="0.14cm" svg:x="19.184cm" svg:y="10.90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1.283cm" svg:height="0.199cm" svg:x="19.129cm" svg:y="5.41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9.326cm" svg:y1="10.412cm" svg:x2="5.656cm" svg:y2="10.412cm">
            <text:p/>
          </draw:line>
          <draw:line draw:style-name="gr13" draw:text-style-name="P4" draw:layer="layout" svg:x1="9.883cm" svg:y1="10.7cm" svg:x2="8.6cm" svg:y2="10.7cm">
            <text:p/>
          </draw:line>
          <draw:line draw:style-name="gr5" draw:text-style-name="P4" draw:layer="layout" svg:x1="9.2cm" svg:y1="10.7cm" svg:x2="11.1cm" svg:y2="11.4cm">
            <text:p/>
          </draw:line>
          <draw:line draw:style-name="gr5" draw:text-style-name="P4" draw:layer="layout" svg:x1="6.982cm" svg:y1="10.412cm" svg:x2="6.537cm" svg:y2="11.631cm">
            <text:p/>
          </draw:line>
          <draw:line draw:style-name="gr5" draw:text-style-name="P4" draw:layer="layout" svg:x1="12.194cm" svg:y1="3.371cm" svg:x2="9.755cm" svg:y2="4.1cm">
            <text:p/>
          </draw:line>
          <draw:line draw:style-name="gr5" draw:text-style-name="P4" draw:layer="layout" svg:x1="7cm" svg:y1="6.6cm" svg:x2="4.868cm" svg:y2="6.811cm">
            <text:p/>
          </draw:line>
          <draw:line draw:style-name="gr5" draw:text-style-name="P4" draw:layer="layout" svg:x1="10.77cm" svg:y1="1.271cm" svg:x2="8.331cm" svg:y2="2cm">
            <text:p/>
          </draw:line>
          <draw:line draw:style-name="gr5" draw:text-style-name="P4" draw:layer="layout" svg:x1="7.209cm" svg:y1="2.301cm" svg:x2="4.909cm" svg:y2="3.392cm">
            <text:p/>
          </draw:line>
          <draw:frame draw:style-name="gr19" draw:text-style-name="P7" draw:layer="layout" svg:width="2.301cm" svg:height="1.608cm" svg:x="12.1cm" svg:y="2.492cm">
            <draw:text-box>
              <text:p><text:span text:style-name="T1">C</text:span><text:span text:style-name="T1">o</text:span><text:span text:style-name="T1">i</text:span><text:span text:style-name="T1">l</text:span><text:span text:style-name="T1"> </text:span><text:span text:style-name="T1">r</text:span><text:span text:style-name="T1">a</text:span><text:span text:style-name="T1">d</text:span><text:span text:style-name="T1">i</text:span><text:span text:style-name="T1">a</text:span><text:span text:style-name="T1">l</text:span></text:p>
              <text:p><text:span text:style-name="T1">t</text:span><text:span text:style-name="T1">h</text:span><text:span text:style-name="T1">i</text:span><text:span text:style-name="T1">c</text:span><text:span text:style-name="T1">k</text:span><text:span text:style-name="T1">n</text:span><text:span text:style-name="T1">e</text:span><text:span text:style-name="T1">s</text:span><text:span text:style-name="T1">s</text:span></text:p>
            </draw:text-box>
          </draw:frame>
          <draw:frame draw:style-name="gr14" draw:text-style-name="P7" draw:layer="layout" svg:width="1.864cm" svg:height="1.608cm" svg:x="10.799cm" svg:y="0.6cm">
            <draw:text-box>
              <text:p><text:span text:style-name="T1">C</text:span><text:span text:style-name="T1">o</text:span><text:span text:style-name="T1">i</text:span><text:span text:style-name="T1">l</text:span><text:span text:style-name="T1"> </text:span></text:p>
              <text:p><text:span text:style-name="T1">l</text:span><text:span text:style-name="T1">e</text:span><text:span text:style-name="T1">n</text:span><text:span text:style-name="T1">g</text:span><text:span text:style-name="T1">t</text:span><text:span text:style-name="T1">h</text:span></text:p>
            </draw:text-box>
          </draw:frame>
          <draw:frame draw:style-name="gr20" draw:text-style-name="P7" draw:layer="layout" svg:width="2.5cm" svg:height="1.673cm" svg:x="3cm" svg:y="2.992cm">
            <draw:text-box>
              <text:p><text:span text:style-name="T1">C</text:span><text:span text:style-name="T1">o</text:span><text:span text:style-name="T1">i</text:span><text:span text:style-name="T1">l</text:span><text:span text:style-name="T1"> </text:span></text:p>
              <text:p><text:span text:style-name="T1">Z</text:span><text:span text:style-name="T1"> </text:span><text:span text:style-name="T1">c</text:span><text:span text:style-name="T1">e</text:span><text:span text:style-name="T1">n</text:span><text:span text:style-name="T1">t</text:span><text:span text:style-name="T1">r</text:span><text:span text:style-name="T1">e</text:span></text:p>
              <text:p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/text:p>
            </draw:text-box>
          </draw:frame>
          <draw:frame draw:style-name="gr21" draw:text-style-name="P7" draw:layer="layout" svg:width="1.864cm" svg:height="1.661cm" svg:x="3cm" svg:y="6cm">
            <draw:text-box>
              <text:p><text:span text:style-name="T1">C</text:span><text:span text:style-name="T1">o</text:span><text:span text:style-name="T1">i</text:span><text:span text:style-name="T1">l</text:span><text:span text:style-name="T1"> </text:span></text:p>
              <text:p><text:span text:style-name="T1">i</text:span><text:span text:style-name="T1">n</text:span><text:span text:style-name="T1">n</text:span><text:span text:style-name="T1">e</text:span><text:span text:style-name="T1">r</text:span></text:p>
              <text:p><text:span text:style-name="T1">r</text:span><text:span text:style-name="T1">a</text:span><text:span text:style-name="T1">d</text:span><text:span text:style-name="T1">i</text:span><text:span text:style-name="T1">u</text:span><text:span text:style-name="T1">s</text:span></text:p>
            </draw:text-box>
          </draw:frame>
          <draw:frame draw:style-name="gr22" draw:text-style-name="P7" draw:layer="layout" svg:width="2.6cm" svg:height="1.673cm" svg:x="5.1cm" svg:y="11.6cm">
            <draw:text-box>
              <text:p><text:span text:style-name="T1">D</text:span><text:span text:style-name="T1">i</text:span><text:span text:style-name="T1">p</text:span><text:span text:style-name="T1">o</text:span><text:span text:style-name="T1">l</text:span><text:span text:style-name="T1">e</text:span><text:span text:style-name="T1"> </text:span><text:span text:style-name="T1">z</text:span></text:p>
              <text:p><text:span text:style-name="T1">c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/text:p>
              <text:p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/text:p>
            </draw:text-box>
          </draw:frame>
          <draw:frame draw:style-name="gr14" draw:text-style-name="P7" draw:layer="layout" svg:width="1.864cm" svg:height="1.608cm" svg:x="11.154cm" svg:y="11.1cm">
            <draw:text-box>
              <text:p><text:span text:style-name="T1">D</text:span><text:span text:style-name="T1">i</text:span><text:span text:style-name="T1">p</text:span><text:span text:style-name="T1">o</text:span><text:span text:style-name="T1">l</text:span><text:span text:style-name="T1">e</text:span></text:p>
              <text:p><text:span text:style-name="T1">l</text:span><text:span text:style-name="T1">e</text:span><text:span text:style-name="T1">n</text:span><text:span text:style-name="T1">g</text:span><text:span text:style-name="T1">t</text:span><text:span text:style-name="T1">h</text:span></text:p>
            </draw:text-box>
          </draw:frame>
          <draw:line draw:style-name="gr13" draw:text-style-name="P4" draw:layer="layout" svg:x1="5.6cm" svg:y1="14.201cm" svg:x2="23.339cm" svg:y2="14.191cm">
            <text:p/>
          </draw:line>
          <draw:frame draw:style-name="gr23" draw:text-style-name="P7" draw:layer="layout" svg:width="3.749cm" svg:height="0.721cm" svg:x="13.1cm" svg:y="14.379cm">
            <draw:text-box>
              <text:p><text:span text:style-name="T1">Co</text:span><text:span text:style-name="T1">olin</text:span><text:span text:style-name="T1">g </text:span><text:span text:style-name="T1">cell </text:span><text:span text:style-name="T1">len</text:span><text:span text:style-name="T1">gth</text:span></text:p>
            </draw:text-box>
          </draw:frame>
          <draw:line draw:style-name="gr5" draw:text-style-name="P4" draw:layer="layout" svg:x1="21.1cm" svg:y1="7.5cm" svg:x2="23.1cm" svg:y2="7.5cm">
            <text:p/>
          </draw:line>
          <draw:line draw:style-name="gr5" draw:text-style-name="P4" draw:layer="layout" svg:x1="21.1cm" svg:y1="9cm" svg:x2="23.738cm" svg:y2="9cm">
            <text:p/>
          </draw:line>
          <draw:line draw:style-name="gr5" draw:text-style-name="P4" draw:layer="layout" svg:x1="7.6cm" svg:y1="7.5cm" svg:x2="5.1cm" svg:y2="7.5cm">
            <text:p/>
          </draw:line>
          <draw:line draw:style-name="gr5" draw:text-style-name="P4" draw:layer="layout" svg:x1="7.6cm" svg:y1="9cm" svg:x2="5.1cm" svg:y2="9cm">
            <text:p/>
          </draw:line>
          <draw:line draw:style-name="gr10" draw:text-style-name="P4" draw:layer="layout" svg:x1="23.184cm" svg:y1="1.894cm" svg:x2="23.269cm" svg:y2="13.474cm">
            <text:p/>
          </draw:line>
          <draw:frame draw:style-name="gr24" draw:text-style-name="P7" draw:layer="layout" svg:width="3.869cm" svg:height="1.673cm" svg:x="15.631cm" svg:y="10.785cm">
            <draw:text-box>
              <text:p><text:span text:style-name="T1">R</text:span><text:span text:style-name="T1">F</text:span><text:span text:style-name="T1"> </text:span><text:span text:style-name="T1">c</text:span><text:span text:style-name="T1">e</text:span><text:span text:style-name="T1">l</text:span><text:span text:style-name="T1">l</text:span></text:p>
              <text:p><text:span text:style-name="T1">c</text:span><text:span text:style-name="T1">e</text:span><text:span text:style-name="T1">n</text:span><text:span text:style-name="T1">t</text:span><text:span text:style-name="T1">r</text:span><text:span text:style-name="T1">e</text:span><text:span text:style-name="T1">-</text:span><text:span text:style-name="T1">t</text:span><text:span text:style-name="T1">o</text:span><text:span text:style-name="T1">-</text:span><text:span text:style-name="T1">c</text:span><text:span text:style-name="T1">e</text:span><text:span text:style-name="T1">n</text:span><text:span text:style-name="T1">t</text:span><text:span text:style-name="T1">r</text:span><text:span text:style-name="T1">e</text:span></text:p>
              <text:p><text:span text:style-name="T1">d</text:span><text:span text:style-name="T1">i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/text:p>
            </draw:text-box>
          </draw:frame>
          <draw:line draw:style-name="gr5" draw:text-style-name="P4" draw:layer="layout" svg:x1="16.512cm" svg:y1="10.978cm" svg:x2="16.256cm" svg:y2="10.273cm">
            <text:p/>
          </draw:line>
        </draw:g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g>
            <draw:g>
              <draw:custom-shape draw:style-name="gr26" draw:text-style-name="P2" draw:layer="layout" svg:width="2.758cm" svg:height="2.333cm" svg:x="3.253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3" draw:layer="layout" svg:width="2.595cm" svg:height="2.21cm" svg:x="3.34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28" draw:text-style-name="P3" draw:layer="layout" svg:width="0.119cm" svg:height="1.016cm" svg:x="3.237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3.251cm" svg:y1="7.466cm" svg:x2="3.338cm" svg:y2="7.466cm">
                <text:p/>
              </draw:line>
              <draw:line draw:style-name="gr5" draw:text-style-name="P4" draw:layer="layout" svg:x1="3.253cm" svg:y1="8.482cm" svg:x2="3.34cm" svg:y2="8.482cm">
                <text:p/>
              </draw:line>
              <draw:custom-shape draw:style-name="gr28" draw:text-style-name="P3" draw:layer="layout" svg:width="0.136cm" svg:height="1.016cm" svg:x="5.919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5.935cm" svg:y1="7.466cm" svg:x2="6.012cm" svg:y2="7.466cm">
                <text:p/>
              </draw:line>
              <draw:line draw:style-name="gr5" draw:text-style-name="P4" draw:layer="layout" svg:x1="5.935cm" svg:y1="8.482cm" svg:x2="6.012cm" svg:y2="8.482cm">
                <text:p/>
              </draw:line>
              <draw:custom-shape draw:style-name="gr29" draw:text-style-name="P5" draw:layer="layout" svg:width="0.017cm" svg:height="1.016cm" svg:x="3.217cm" svg:y="7.46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0" draw:text-style-name="P2" draw:layer="layout" svg:width="2.759cm" svg:height="2.333cm" svg:x="6.065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3" draw:layer="layout" svg:width="2.595cm" svg:height="2.21cm" svg:x="6.152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28" draw:text-style-name="P3" draw:layer="layout" svg:width="0.118cm" svg:height="1.016cm" svg:x="6.05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6.065cm" svg:y1="7.466cm" svg:x2="6.152cm" svg:y2="7.466cm">
                <text:p/>
              </draw:line>
              <draw:line draw:style-name="gr5" draw:text-style-name="P4" draw:layer="layout" svg:x1="6.065cm" svg:y1="8.482cm" svg:x2="6.152cm" svg:y2="8.482cm">
                <text:p/>
              </draw:line>
              <draw:custom-shape draw:style-name="gr28" draw:text-style-name="P3" draw:layer="layout" svg:width="0.136cm" svg:height="1.016cm" svg:x="8.731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8.747cm" svg:y1="7.466cm" svg:x2="8.824cm" svg:y2="7.466cm">
                <text:p/>
              </draw:line>
              <draw:line draw:style-name="gr5" draw:text-style-name="P4" draw:layer="layout" svg:x1="8.747cm" svg:y1="8.482cm" svg:x2="8.824cm" svg:y2="8.482cm">
                <text:p/>
              </draw:line>
              <draw:custom-shape draw:style-name="gr29" draw:text-style-name="P5" draw:layer="layout" svg:width="0.016cm" svg:height="1.016cm" svg:x="6.03cm" svg:y="7.46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6" draw:text-style-name="P2" draw:layer="layout" svg:width="2.758cm" svg:height="2.333cm" svg:x="8.886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3" draw:layer="layout" svg:width="2.595cm" svg:height="2.21cm" svg:x="8.973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28" draw:text-style-name="P3" draw:layer="layout" svg:width="0.118cm" svg:height="1.016cm" svg:x="8.871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8.886cm" svg:y1="7.466cm" svg:x2="8.973cm" svg:y2="7.466cm">
                <text:p/>
              </draw:line>
              <draw:line draw:style-name="gr5" draw:text-style-name="P4" draw:layer="layout" svg:x1="8.886cm" svg:y1="8.482cm" svg:x2="8.973cm" svg:y2="8.482cm">
                <text:p/>
              </draw:line>
              <draw:custom-shape draw:style-name="gr28" draw:text-style-name="P3" draw:layer="layout" svg:width="0.136cm" svg:height="1.016cm" svg:x="11.552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1.568cm" svg:y1="7.466cm" svg:x2="11.645cm" svg:y2="7.466cm">
                <text:p/>
              </draw:line>
              <draw:line draw:style-name="gr5" draw:text-style-name="P4" draw:layer="layout" svg:x1="11.568cm" svg:y1="8.482cm" svg:x2="11.645cm" svg:y2="8.482cm">
                <text:p/>
              </draw:line>
              <draw:custom-shape draw:style-name="gr29" draw:text-style-name="P5" draw:layer="layout" svg:width="0.017cm" svg:height="1.016cm" svg:x="8.85cm" svg:y="7.466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5" draw:layer="layout" svg:width="0.016cm" svg:height="1.016cm" svg:x="11.672cm" svg:y="7.46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6" draw:layer="layout" svg:width="1.373cm" svg:height="1.862cm" svg:x="10.637cm" svg:y="4.12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6" draw:layer="layout" svg:width="1.37cm" svg:height="1.862cm" svg:x="3.1cm" svg:y="4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6" draw:layer="layout" svg:width="1.373cm" svg:height="1.865cm" svg:x="10.637cm" svg:y="9.91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2.097cm" svg:y1="3.664cm" svg:x2="2.149cm" svg:y2="11.512cm">
            <text:p/>
          </draw:line>
          <draw:custom-shape draw:style-name="gr34" draw:text-style-name="P11" draw:layer="layout" svg:width="0.613cm" svg:height="1.694cm" svg:x="12.625cm" svg:y="7.149cm">
            <text:p/>
            <draw:enhanced-geometry svg:viewBox="0 0 21600 21600" draw:mirror-vertical="true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5" draw:text-style-name="P4" draw:layer="layout" svg:width="0.252cm" svg:height="0.244cm" draw:transform="skewX (0.0804596785169386) rotate (-2.30575447480971) translate (13.0987685820756cm 7.8872304422236cm)" svg:viewBox="0 0 253 245" svg:d="M253 245c-28-137-117-220-253-245">
            <text:p/>
          </draw:path>
          <draw:line draw:style-name="gr10" draw:text-style-name="P4" draw:layer="layout" svg:x1="1.5cm" svg:y1="8.002cm" svg:x2="13.201cm" svg:y2="8.002cm">
            <text:p/>
          </draw:line>
          <draw:custom-shape draw:style-name="gr35" draw:text-style-name="P9" draw:layer="layout" svg:width="0.786cm" svg:height="0.129cm" svg:x="3.954cm" svg:y="6.04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9" draw:layer="layout" svg:width="0.786cm" svg:height="0.113cm" svg:x="3.954cm" svg:y="9.77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2" draw:layer="layout" svg:width="0.788cm" svg:height="0.096cm" svg:x="10.444cm" svg:y="9.77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0.787cm" svg:height="0.135cm" svg:x="10.411cm" svg:y="6.04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612cm" svg:height="1.694cm" svg:x="1.808cm" svg:y="7.194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6" draw:layer="layout" svg:width="1.372cm" svg:height="1.865cm" svg:x="3.159cm" svg:y="9.91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26" draw:text-style-name="P2" draw:layer="layout" svg:width="2.758cm" svg:height="2.333cm" svg:x="14.038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3" draw:layer="layout" svg:width="2.595cm" svg:height="2.21cm" svg:x="14.124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28" draw:text-style-name="P3" draw:layer="layout" svg:width="0.118cm" svg:height="1.016cm" svg:x="14.022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4.036cm" svg:y1="7.466cm" svg:x2="14.123cm" svg:y2="7.466cm">
                <text:p/>
              </draw:line>
              <draw:line draw:style-name="gr5" draw:text-style-name="P4" draw:layer="layout" svg:x1="14.038cm" svg:y1="8.482cm" svg:x2="14.125cm" svg:y2="8.482cm">
                <text:p/>
              </draw:line>
              <draw:custom-shape draw:style-name="gr28" draw:text-style-name="P3" draw:layer="layout" svg:width="0.135cm" svg:height="1.016cm" svg:x="16.704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6.719cm" svg:y1="7.466cm" svg:x2="16.796cm" svg:y2="7.466cm">
                <text:p/>
              </draw:line>
              <draw:line draw:style-name="gr5" draw:text-style-name="P4" draw:layer="layout" svg:x1="16.719cm" svg:y1="8.482cm" svg:x2="16.796cm" svg:y2="8.482cm">
                <text:p/>
              </draw:line>
              <draw:custom-shape draw:style-name="gr29" draw:text-style-name="P5" draw:layer="layout" svg:width="0.017cm" svg:height="1.016cm" svg:x="14.001cm" svg:y="7.46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6" draw:text-style-name="P2" draw:layer="layout" svg:width="2.758cm" svg:height="2.333cm" svg:x="16.85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3" draw:layer="layout" svg:width="2.595cm" svg:height="2.21cm" svg:x="16.937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28" draw:text-style-name="P3" draw:layer="layout" svg:width="0.118cm" svg:height="1.016cm" svg:x="16.834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6.85cm" svg:y1="7.466cm" svg:x2="16.937cm" svg:y2="7.466cm">
                <text:p/>
              </draw:line>
              <draw:line draw:style-name="gr5" draw:text-style-name="P4" draw:layer="layout" svg:x1="16.85cm" svg:y1="8.482cm" svg:x2="16.937cm" svg:y2="8.482cm">
                <text:p/>
              </draw:line>
              <draw:custom-shape draw:style-name="gr28" draw:text-style-name="P3" draw:layer="layout" svg:width="0.136cm" svg:height="1.016cm" svg:x="19.516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9.532cm" svg:y1="7.466cm" svg:x2="19.609cm" svg:y2="7.466cm">
                <text:p/>
              </draw:line>
              <draw:line draw:style-name="gr5" draw:text-style-name="P4" draw:layer="layout" svg:x1="19.532cm" svg:y1="8.482cm" svg:x2="19.609cm" svg:y2="8.482cm">
                <text:p/>
              </draw:line>
              <draw:custom-shape draw:style-name="gr29" draw:text-style-name="P5" draw:layer="layout" svg:width="0.016cm" svg:height="1.016cm" svg:x="16.815cm" svg:y="7.46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6" draw:text-style-name="P2" draw:layer="layout" svg:width="2.758cm" svg:height="2.333cm" svg:x="19.671cm" svg:y="6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3" draw:layer="layout" svg:width="2.594cm" svg:height="2.21cm" svg:x="19.758cm" svg:y="6.855cm">
                <text:p/>
                <draw:enhanced-geometry svg:viewBox="0 0 21600 21600" draw:type="rectangle" draw:enhanced-path="M 0 0 L 21600 0 21600 21600 0 21600 0 0 Z N"/>
              </draw:custom-shape>
              <draw:custom-shape draw:style-name="gr28" draw:text-style-name="P3" draw:layer="layout" svg:width="0.118cm" svg:height="1.016cm" svg:x="19.655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19.671cm" svg:y1="7.466cm" svg:x2="19.758cm" svg:y2="7.466cm">
                <text:p/>
              </draw:line>
              <draw:line draw:style-name="gr5" draw:text-style-name="P4" draw:layer="layout" svg:x1="19.671cm" svg:y1="8.482cm" svg:x2="19.758cm" svg:y2="8.482cm">
                <text:p/>
              </draw:line>
              <draw:custom-shape draw:style-name="gr28" draw:text-style-name="P3" draw:layer="layout" svg:width="0.135cm" svg:height="1.016cm" svg:x="22.337cm" svg:y="7.466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4" draw:layer="layout" svg:x1="22.352cm" svg:y1="7.466cm" svg:x2="22.429cm" svg:y2="7.466cm">
                <text:p/>
              </draw:line>
              <draw:line draw:style-name="gr5" draw:text-style-name="P4" draw:layer="layout" svg:x1="22.352cm" svg:y1="8.482cm" svg:x2="22.429cm" svg:y2="8.482cm">
                <text:p/>
              </draw:line>
              <draw:custom-shape draw:style-name="gr29" draw:text-style-name="P5" draw:layer="layout" svg:width="0.018cm" svg:height="1.016cm" svg:x="19.634cm" svg:y="7.466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5" draw:layer="layout" svg:width="0.015cm" svg:height="1.016cm" svg:x="22.457cm" svg:y="7.46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1" draw:text-style-name="P6" draw:layer="layout" svg:width="1.372cm" svg:height="1.862cm" svg:x="21.422cm" svg:y="4.12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" draw:layer="layout" svg:width="1.371cm" svg:height="1.862cm" svg:x="13.884cm" svg:y="4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6" draw:layer="layout" svg:width="1.372cm" svg:height="1.865cm" svg:x="21.422cm" svg:y="9.91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12.881cm" svg:y1="3.664cm" svg:x2="12.933cm" svg:y2="11.512cm">
            <text:p/>
          </draw:line>
          <draw:line draw:style-name="gr10" draw:text-style-name="P4" draw:layer="layout" svg:x1="23.683cm" svg:y1="3.666cm" svg:x2="23.735cm" svg:y2="11.514cm">
            <text:p/>
          </draw:line>
          <draw:custom-shape draw:style-name="gr43" draw:text-style-name="P8" draw:layer="layout" svg:width="0.612cm" svg:height="1.694cm" svg:x="23.41cm" svg:y="7.149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5" draw:text-style-name="P4" draw:layer="layout" svg:width="0.252cm" svg:height="0.244cm" draw:transform="skewX (-0.0804596785169388) rotate (-0.835838178780084) translate (23.7136717058697cm 7.9554102488241cm)" svg:viewBox="0 0 253 245" svg:d="M0 245c28-137 116-220 253-245">
            <text:p/>
          </draw:path>
          <draw:line draw:style-name="gr10" draw:text-style-name="P4" draw:layer="layout" svg:x1="12.284cm" svg:y1="8.002cm" svg:x2="23.985cm" svg:y2="8.002cm">
            <text:p/>
          </draw:line>
          <draw:custom-shape draw:style-name="gr37" draw:text-style-name="P12" draw:layer="layout" svg:width="0.787cm" svg:height="0.129cm" svg:x="14.738cm" svg:y="6.04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0.787cm" svg:height="0.113cm" svg:x="14.738cm" svg:y="9.77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9" draw:layer="layout" svg:width="0.788cm" svg:height="0.096cm" svg:x="21.229cm" svg:y="9.77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9" draw:layer="layout" svg:width="0.786cm" svg:height="0.135cm" svg:x="21.196cm" svg:y="6.04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6" draw:layer="layout" svg:width="1.372cm" svg:height="1.865cm" svg:x="13.944cm" svg:y="9.915cm">
            <text:p/>
            <draw:enhanced-geometry svg:viewBox="0 0 21600 21600" draw:type="rectangle" draw:enhanced-path="M 0 0 L 21600 0 21600 21600 0 21600 0 0 Z N"/>
          </draw:custom-shape>
        </draw:g>
        <draw:line draw:style-name="gr45" draw:text-style-name="P4" draw:layer="layout" svg:x1="5.737cm" svg:y1="3.049cm" svg:x2="4.676cm" svg:y2="5.826cm">
          <text:p/>
        </draw:line>
        <draw:frame draw:style-name="gr46" draw:text-style-name="P13" draw:layer="layout" svg:width="1.705cm" svg:height="2.225cm" svg:x="5.295cm" svg:y="1.998cm">
          <draw:text-box>
            <text:p>+</text:p>
          </draw:text-box>
        </draw:frame>
        <draw:frame draw:style-name="gr47" draw:text-style-name="P13" draw:layer="layout" svg:width="1.367cm" svg:height="2.224cm" svg:x="9.5cm" svg:y="1.723cm">
          <draw:text-box>
            <text:p>-</text:p>
          </draw:text-box>
        </draw:frame>
        <draw:frame draw:style-name="gr48" draw:text-style-name="P13" draw:layer="layout" svg:width="1.366cm" svg:height="2.225cm" svg:x="16cm" svg:y="1.823cm">
          <draw:text-box>
            <text:p>-</text:p>
          </draw:text-box>
        </draw:frame>
        <draw:frame draw:style-name="gr49" draw:text-style-name="P13" draw:layer="layout" svg:width="1.704cm" svg:height="2.224cm" svg:x="20cm" svg:y="1.923cm">
          <draw:text-box>
            <text:p>+</text:p>
          </draw:text-box>
        </draw:frame>
        <draw:line draw:style-name="gr45" draw:text-style-name="P4" draw:layer="layout" svg:x1="10.084cm" svg:y1="3.049cm" svg:x2="10.78cm" svg:y2="5.86cm">
          <text:p/>
        </draw:line>
        <draw:line draw:style-name="gr45" draw:text-style-name="P4" draw:layer="layout" svg:x1="16.171cm" svg:y1="3.049cm" svg:x2="15.187cm" svg:y2="5.86cm">
          <text:p/>
        </draw:line>
        <draw:line draw:style-name="gr45" draw:text-style-name="P4" draw:layer="layout" svg:x1="20.693cm" svg:y1="3.049cm" svg:x2="21.418cm" svg:y2="5.86cm">
          <text:p/>
        </draw:line>
        <draw:line draw:style-name="gr45" draw:text-style-name="P4" draw:layer="layout" svg:x1="13.563cm" svg:y1="3.049cm" svg:x2="13.071cm" svg:y2="7.172cm">
          <text:p/>
        </draw:line>
        <draw:frame draw:style-name="gr50" draw:text-style-name="P7" draw:layer="layout" svg:width="2.583cm" svg:height="3.113cm" svg:x="12.917cm" svg:y="1.223cm">
          <draw:text-box>
            <text:p><text:span text:style-name="T1">N</text:span><text:span text:style-name="T1">o</text:span><text:span text:style-name="T1">t</text:span><text:span text:style-name="T1">e</text:span><text:span text:style-name="T1"> </text:span></text:p>
            <text:p><text:span text:style-name="T1">a</text:span><text:span text:style-name="T1">b</text:span><text:span text:style-name="T1">s</text:span><text:span text:style-name="T1">o</text:span><text:span text:style-name="T1">r</text:span><text:span text:style-name="T1">b</text:span><text:span text:style-name="T1">e</text:span><text:span text:style-name="T1">r</text:span><text:span text:style-name="T1"> </text:span></text:p>
            <text:p><text:span text:style-name="T1">f</text:span><text:span text:style-name="T1">l</text:span><text:span text:style-name="T1">i</text:span><text:span text:style-name="T1">p</text:span></text:p>
          </draw:text-box>
        </draw:fram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Dimension_20_Lines" draw:display-name="Dimension Lines" svg:viewBox="0 0 836 110" svg:d="M0 0h278 278 280v36 36 38h-278-278-280v-36-36z"/>
    <draw:stroke-dash draw:name="Dot_20__28_Rounded_29_" draw:display-name="Dot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4:28:35.874150844</meta:creation-date>
    <dc:date>2024-05-24T14:36:57.093664588</dc:date>
    <meta:editing-duration>PT8M20S</meta:editing-duration>
    <meta:editing-cycles>3</meta:editing-cycles>
    <meta:generator>LibreOffice/7.3.7.2$Linux_X86_64 LibreOffice_project/30$Build-2</meta:generator>
    <meta:document-statistic meta:object-count="214"/>
  </office:meta>
</office:document-meta>
</file>